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11"/>
        <table:table-column table:style-name="co7" table:default-cell-style-name="ce14"/>
        <table:table-row table:style-name="ro2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4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2:18:45.48476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2:18:57.623163000</dc:date>
    <dc:title>Untitled Spreadsheet</dc:title>
    <dc:description/>
    <dc:subject/>
    <meta:keyword/>
    <meta:editing-duration>P3DT4H56M45S</meta:editing-duration>
    <meta:editing-cycles>97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label-position="top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2.565cm" svg:y="1.4cm" svg:width="12.99cm" svg:height="5.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axis chart:dimension="z" chart:name="primary-z" chart:style-name="ch9"/>
          <chart:series chart:style-name="ch10" chart:values-cell-range-address="data.D2:data.D23" chart:class="chart:bar">
            <chart:data-point chart:style-name="ch11"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